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MatchConfigurer.setUseCaseSensitiveMatch( Boolean caseSensitive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MatchConfigurer.setUseTrailingSlashMatch( Boolean trailingSlash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MatchConfigurer.addPathPrefix( String prefix , Predicate &lt; Class &lt; ? &gt; &gt; predic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MatchConfigurer.isUseCaseSensitiv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atchConfigurer.isUseTrailingSlash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atchConfigurer.getPath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